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25-01-28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1752" calcext:value-type="float">
            <text:p>122.2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24-02-1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22-12-12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9672" calcext:value-type="float">
            <text:p>109.3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22-01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20-12-15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20-01-1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9-02-04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4936" calcext:value-type="float">
            <text:p>101.21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8-08-22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7-12-19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7-09-18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2" calcext:value-type="float">
            <text:p>11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6-12-28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2352" calcext:value-type="float">
            <text:p>104.1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6-08-17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2" calcext:value-type="float">
            <text:p>126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6-01-11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5896" calcext:value-type="float">
            <text:p>112.70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5-08-1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928" calcext:value-type="float">
            <text:p>132.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5-02-11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3-12-0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0816" calcext:value-type="float">
            <text:p>117.7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3-01-30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2-01-30 16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1-02-01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10-02-08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7208" calcext:value-type="float">
            <text:p>105.67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9-03-03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8872" calcext:value-type="float">
            <text:p>106.79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8-02-05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58448" calcext:value-type="float">
            <text:p>100.35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7-02-21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22" calcext:value-type="float">
            <text:p>97.6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6-01-3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0088" calcext:value-type="float">
            <text:p>105.86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5-01-0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4-01-23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3-01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288" calcext:value-type="float">
            <text:p>91.45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2-01-28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01528" calcext:value-type="float">
            <text:p>86.9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1-03-0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2000-03-0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5264" calcext:value-type="float">
            <text:p>79.4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199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111095311101</text:p>
          </table:table-cell>
          <table:table-cell office:value-type="string" calcext:value-type="string">
            <text:p>199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